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2.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8.3cm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2.47cm"/>
    </style:style>
    <style:style style:name="gr5" style:family="graphic" style:parent-style-name="standard">
      <style:graphic-properties draw:textarea-horizontal-align="justify" draw:textarea-vertical-align="middle" draw:auto-grow-height="false" fo:min-height="1.094cm" fo:min-width="2.18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45cm" fo:min-width="4.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45cm" fo:min-width="3.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45cm" fo:min-width="5.4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13cm" fo:min-width="0.05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min-height="3.051cm" fo:min-width="16.6cm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17.1cm"/>
    </style:style>
    <style:style style:name="gr15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0.6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14.5cm"/>
    </style:style>
    <style:style style:name="gr18" style:family="graphic" style:parent-style-name="standard">
      <style:graphic-properties draw:textarea-horizontal-align="justify" draw:textarea-vertical-align="middle" draw:auto-grow-height="false" fo:min-height="2.376cm" fo:min-width="0.6cm"/>
    </style:style>
    <style:style style:name="gr19" style:family="graphic" style:parent-style-name="standard">
      <style:graphic-properties draw:stroke="none" svg:stroke-color="#000000" draw:fill="solid" draw:fill-color="#ffe5ca" fo:min-height="1.65cm"/>
    </style:style>
    <style:style style:name="gr20" style:family="graphic" style:parent-style-name="standard">
      <style:graphic-properties draw:stroke="none" svg:stroke-color="#000000" draw:fill="none" draw:fill-color="#ffffff" fo:min-height="1.651cm"/>
    </style:style>
    <style:style style:name="gr21" style:family="graphic" style:parent-style-name="standard">
      <style:graphic-properties draw:textarea-horizontal-align="justify" draw:textarea-vertical-align="middle" draw:auto-grow-height="false" fo:min-height="1.2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solid" draw:fill-color="#ffe5ca"/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2.9cm" svg:height="2.7cm" svg:x="4cm" svg:y="1.8cm">
          <text:p text:style-name="P1">Containerisierung</text:p>
          <text:p text:style-name="P1"><text:s/>(Kapselung / „Sandbox“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cm" svg:height="2.5cm" svg:x="1.4cm" svg:y="6.7cm">
          <text:p text:style-name="P1">Systemvirtualisierung</text:p>
          <text:p text:style-name="P1">(Soft- und Hardware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8cm" svg:height="2.5cm" svg:x="11cm" svg:y="6.7cm">
          <text:p text:style-name="P1">Virtualisierung</text:p>
          <text:p text:style-name="P1">einer Laufzeitumgebung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2cm" svg:height="2.1cm" svg:x="1.4cm" svg:y="10.7cm">
          <text:p text:style-name="P1">Hardware-</text:p>
          <text:p text:style-name="P1">gestütz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3.8cm" svg:height="1.9cm" svg:x="5.9cm" svg:y="10.8cm">
          <text:p text:style-name="P1">Software-</text:p>
          <text:p text:style-name="P1">gestütz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45cm" svg:y1="4.5cm" svg:x2="5.9cm" svg:y2="6.7cm" draw:start-shape="id1" draw:start-glue-point="2" draw:end-shape="id2" draw:end-glue-point="0" svg:d="M10450 4500v1100h-4550v1100" svg:viewBox="0 0 4551 2201">
          <text:p/>
        </draw:connector>
        <draw:connector draw:style-name="gr6" draw:text-style-name="P1" draw:layer="layout" svg:x1="10.45cm" svg:y1="4.5cm" svg:x2="15.4cm" svg:y2="6.7cm" draw:start-shape="id1" draw:start-glue-point="2" draw:end-shape="id3" draw:end-glue-point="0" svg:d="M10450 4500v1100h4950v1100" svg:viewBox="0 0 4951 2201">
          <text:p/>
        </draw:connector>
        <draw:connector draw:style-name="gr6" draw:text-style-name="P1" draw:layer="layout" svg:x1="5.9cm" svg:y1="9.2cm" svg:x2="3.5cm" svg:y2="10.7cm" draw:start-shape="id2" draw:start-glue-point="2" draw:end-shape="id4" draw:end-glue-point="4" svg:d="M5900 9200v750h-2400v750" svg:viewBox="0 0 2401 1501">
          <text:p/>
        </draw:connector>
        <draw:connector draw:style-name="gr6" draw:text-style-name="P1" draw:layer="layout" svg:x1="7.8cm" svg:y1="10.8cm" svg:x2="5.9cm" svg:y2="9.2cm" draw:start-shape="id5" draw:start-glue-point="4" draw:end-shape="id2" draw:end-glue-point="2" svg:d="M7800 10800v-800h-1900v-800" svg:viewBox="0 0 1901 1601">
          <text:p/>
        </draw:connector>
        <draw:custom-shape draw:style-name="gr7" draw:text-style-name="P3" draw:layer="layout" svg:width="5.2cm" svg:height="4.7cm" svg:x="1.1cm" svg:y="13cm">
          <text:p text:style-name="P2">-VMWare</text:p>
          <text:p text:style-name="P2">-VirtualBox</text:p>
          <text:p text:style-name="P2">-kvm</text:p>
          <text:p text:style-name="P2">-Zen (AMD)</text:p>
          <text:p text:style-name="P2">-Hyper-V (Intel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9cm" svg:height="2.7cm" svg:x="6.1cm" svg:y="13.7cm">
          <text:p text:style-name="P2">-VMWare</text:p>
          <text:p text:style-name="P2">-VirtualBox</text:p>
          <text:p text:style-name="P2">-VirtualPC</text:p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9cm" svg:height="2.7cm" svg:x="12.6cm" svg:y="12.4cm">
          <text:p text:style-name="P2">-Docker</text:p>
          <text:p text:style-name="P2"><text:span text:style-name="T1">-</text:span><text:span text:style-name="T2">Docker-</text:span>Composer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8cm" svg:x="3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8cm" svg:height="0.8cm" svg:x="7.4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1cm" svg:height="2.7cm" svg:x="14.3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17.9cm" svg:height="1.2cm" svg:x="1.7cm" svg:y="27.3cm">
          <draw:text-box>
            <text:p text:style-name="P4"><text:span text:style-name="T3">In der Regel Imagebasiert (andere Virtualisierungen </text:span><text:span text:style-name="T3">z.B. AndroidStudio)</text:span></text:p>
          </draw:text-box>
        </draw:frame>
        <draw:custom-shape draw:style-name="gr13" draw:text-style-name="P1" draw:layer="layout" svg:width="18.2cm" svg:height="4.4cm" svg:x="1.5cm" svg:y="22.5cm">
          <text:p text:style-name="P1">Benötigte Software,</text:p>
          <text:p text:style-name="P1">und ggebenenfalls Hardware</text:p>
          <text:p text:style-name="P1">wird in einem Image zusammengestell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18.1cm" svg:height="2cm" svg:x="1.5cm" svg:y="18.6cm">
          <text:p text:style-name="P1">Laufzeitcontain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0.9cm" svg:height="1.3cm" svg:x="2.7cm" svg:y="1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9cm" svg:height="1.3cm" svg:x="7.2cm" svg:y="1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9cm" svg:height="1.3cm" svg:x="14.6cm" svg:y="1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2.2cm" svg:height="1.6cm" svg:x="9.5cm" svg:y="20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Standard">
        <draw:custom-shape draw:style-name="gr17" draw:text-style-name="P1" draw:layer="layout" svg:width="16cm" svg:height="4cm" svg:x="1.4cm" svg:y="9.2cm">
          <text:p text:style-name="P1">Imag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draw:layer="layout" svg:width="2.2cm" svg:height="3cm" svg:x="8.3cm" svg:y="5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11.9cm" svg:height="2.301cm" svg:x="3.4cm" svg:y="2.999cm">
          <draw:text-box>
            <text:p text:style-name="P6"><text:span text:style-name="T4">Docker</text:span></text:p>
            <text:p text:style-name="P6"><text:span text:style-name="T4">Container</text:span></text:p>
          </draw:text-box>
        </draw:frame>
        <draw:frame draw:style-name="gr20" draw:text-style-name="P9" draw:layer="layout" svg:width="14.5cm" svg:height="1.901cm" svg:x="2.1cm" svg:y="15.999cm">
          <draw:text-box>
            <text:p text:style-name="P8"><text:span text:style-name="T4">Datenbank <text:s text:c="4"/>Server <text:s text:c="4"/>Tools</text:span></text:p>
          </draw:text-box>
        </draw:frame>
        <draw:custom-shape draw:style-name="gr21" draw:text-style-name="P1" draw:layer="layout" svg:width="0.9cm" svg:height="1.7cm" svg:x="4.2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9cm" svg:height="1.7cm" svg:x="8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9cm" svg:height="1.7cm" svg:x="12.7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7T11:09:46.411541538</meta:creation-date>
    <dc:date>2021-07-07T13:16:13.016233184</dc:date>
    <meta:editing-duration>PT15M34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